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5441in" svg:height="2.2799in" svg:x="5.3232in" svg:y="0.3657in">
            <draw:object draw:notify-on-update-of-ranges="Sheet1.C7:Sheet1.C15 Sheet1.D7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Sun's Position (CS)</svg:title>
          </draw:frame>
          <draw:frame draw:z-index="1" draw:style-name="gr1" draw:text-style-name="P1" svg:width="3.5307in" svg:height="2.3016in" svg:x="9.7917in" svg:y="0.3547in">
            <draw:object draw:notify-on-update-of-ranges="Sheet1.C23:Sheet1.C31 Sheet1.D23:Sheet1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5551in" svg:height="2.2937in" svg:x="14.2122in" svg:y="0.3673in">
            <draw:object draw:notify-on-update-of-ranges="Sheet1.C37:Sheet1.C45 Sheet1.D37:Sheet1.D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4">
          <table:table-cell table:number-columns-repeated="5"/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Field 2</text:p>
          </table:table-cell>
          <table:table-cell table:number-columns-repeated="4"/>
          <table:table-cell table:style-name="ce2" table:number-columns-repeated="16"/>
        </table:table-row>
        <table:table-row table:style-name="ro1">
          <table:table-cell table:number-columns-repeated="3"/>
          <table:table-cell office:value-type="float" office:value="3723000" calcext:value-type="float">
            <text:p>3723000</text:p>
          </table:table-cell>
          <table:table-cell/>
          <table:table-cell table:style-name="ce2" table:number-columns-repeated="16"/>
        </table:table-row>
        <table:table-row table:style-name="ro1">
          <table:table-cell/>
          <table:table-cell office:value-type="float" office:value="3723859" calcext:value-type="float">
            <text:p>3723859</text:p>
          </table:table-cell>
          <table:table-cell office:value-type="float" office:value="1" calcext:value-type="float">
            <text:p>1</text:p>
          </table:table-cell>
          <table:table-cell table:formula="of:=+[.B7]-[.$D$6]" office:value-type="float" office:value="859" calcext:value-type="float">
            <text:p>859</text:p>
          </table:table-cell>
          <table:table-cell/>
          <table:table-cell table:style-name="ce2" table:number-columns-repeated="16"/>
        </table:table-row>
        <table:table-row table:style-name="ro1">
          <table:table-cell/>
          <table:table-cell office:value-type="float" office:value="3728450" calcext:value-type="float">
            <text:p>3728450</text:p>
          </table:table-cell>
          <table:table-cell office:value-type="float" office:value="2" calcext:value-type="float">
            <text:p>2</text:p>
          </table:table-cell>
          <table:table-cell table:formula="of:=+[.B8]-[.$D$6]" office:value-type="float" office:value="5450" calcext:value-type="float">
            <text:p>5450</text:p>
          </table:table-cell>
          <table:table-cell/>
          <table:table-cell table:style-name="ce2" table:number-columns-repeated="16"/>
        </table:table-row>
        <table:table-row table:style-name="ro1">
          <table:table-cell/>
          <table:table-cell office:value-type="float" office:value="3731111" calcext:value-type="float">
            <text:p>3731111</text:p>
          </table:table-cell>
          <table:table-cell office:value-type="float" office:value="3" calcext:value-type="float">
            <text:p>3</text:p>
          </table:table-cell>
          <table:table-cell table:formula="of:=+[.B9]-[.$D$6]" office:value-type="float" office:value="8111" calcext:value-type="float">
            <text:p>8111</text:p>
          </table:table-cell>
          <table:table-cell/>
          <table:table-cell table:style-name="ce2" table:number-columns-repeated="16"/>
        </table:table-row>
        <table:table-row table:style-name="ro1">
          <table:table-cell/>
          <table:table-cell office:value-type="float" office:value="3739824" calcext:value-type="float">
            <text:p>3739824</text:p>
          </table:table-cell>
          <table:table-cell office:value-type="float" office:value="4" calcext:value-type="float">
            <text:p>4</text:p>
          </table:table-cell>
          <table:table-cell table:formula="of:=+[.B10]-[.$D$6]" office:value-type="float" office:value="16824" calcext:value-type="float">
            <text:p>16824</text:p>
          </table:table-cell>
          <table:table-cell/>
          <table:table-cell table:style-name="ce2" table:number-columns-repeated="16"/>
        </table:table-row>
        <table:table-row table:style-name="ro1">
          <table:table-cell/>
          <table:table-cell office:value-type="float" office:value="3725269" calcext:value-type="float">
            <text:p>3725269</text:p>
          </table:table-cell>
          <table:table-cell office:value-type="float" office:value="5" calcext:value-type="float">
            <text:p>5</text:p>
          </table:table-cell>
          <table:table-cell table:formula="of:=+[.B11]-[.$D$6]" office:value-type="float" office:value="2269" calcext:value-type="float">
            <text:p>2269</text:p>
          </table:table-cell>
          <table:table-cell/>
          <table:table-cell table:style-name="ce2" table:number-columns-repeated="16"/>
        </table:table-row>
        <table:table-row table:style-name="ro1">
          <table:table-cell/>
          <table:table-cell office:value-type="float" office:value="3726030" calcext:value-type="float">
            <text:p>3726030</text:p>
          </table:table-cell>
          <table:table-cell office:value-type="float" office:value="6" calcext:value-type="float">
            <text:p>6</text:p>
          </table:table-cell>
          <table:table-cell table:formula="of:=+[.B12]-[.$D$6]" office:value-type="float" office:value="3030" calcext:value-type="float">
            <text:p>3030</text:p>
          </table:table-cell>
          <table:table-cell/>
          <table:table-cell table:style-name="ce2" table:number-columns-repeated="16"/>
        </table:table-row>
        <table:table-row table:style-name="ro1">
          <table:table-cell/>
          <table:table-cell office:value-type="float" office:value="3730384" calcext:value-type="float">
            <text:p>3730384</text:p>
          </table:table-cell>
          <table:table-cell office:value-type="float" office:value="7" calcext:value-type="float">
            <text:p>7</text:p>
          </table:table-cell>
          <table:table-cell table:formula="of:=+[.B13]-[.$D$6]" office:value-type="float" office:value="7384" calcext:value-type="float">
            <text:p>7384</text:p>
          </table:table-cell>
          <table:table-cell/>
          <table:table-cell table:style-name="ce2" table:number-columns-repeated="16"/>
        </table:table-row>
        <table:table-row table:style-name="ro1">
          <table:table-cell/>
          <table:table-cell office:value-type="float" office:value="3734916" calcext:value-type="float">
            <text:p>3734916</text:p>
          </table:table-cell>
          <table:table-cell office:value-type="float" office:value="8" calcext:value-type="float">
            <text:p>8</text:p>
          </table:table-cell>
          <table:table-cell table:formula="of:=+[.B14]-[.$D$6]" office:value-type="float" office:value="11916" calcext:value-type="float">
            <text:p>11916</text:p>
          </table:table-cell>
          <table:table-cell/>
          <table:table-cell table:style-name="ce2" table:number-columns-repeated="16"/>
        </table:table-row>
        <table:table-row table:style-name="ro1">
          <table:table-cell/>
          <table:table-cell office:value-type="float" office:value="3735792" calcext:value-type="float">
            <text:p>3735792</text:p>
          </table:table-cell>
          <table:table-cell office:value-type="float" office:value="9" calcext:value-type="float">
            <text:p>9</text:p>
          </table:table-cell>
          <table:table-cell table:formula="of:=+[.B15]-[.$D$6]" office:value-type="float" office:value="12792" calcext:value-type="float">
            <text:p>12792</text:p>
          </table:table-cell>
          <table:table-cell/>
          <table:table-cell table:style-name="ce2" table:number-columns-repeated="16"/>
        </table:table-row>
        <table:table-row table:style-name="ro1" table:number-rows-repeated="2">
          <table:table-cell table:number-columns-repeated="5"/>
          <table:table-cell table:style-name="ce2" table:number-columns-repeated="16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3"/>
          <table:table-cell office:value-type="float" office:value="3729000" calcext:value-type="float">
            <text:p>3729000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Field 4</text:p>
          </table:table-cell>
          <table:table-cell office:value-type="float" office:value="3730749" calcext:value-type="float">
            <text:p>3730749</text:p>
          </table:table-cell>
          <table:table-cell office:value-type="float" office:value="1" calcext:value-type="float">
            <text:p>1</text:p>
          </table:table-cell>
          <table:table-cell table:formula="of:=+[.B23]-[.$D$22]" office:value-type="float" office:value="1749" calcext:value-type="float">
            <text:p>1749</text:p>
          </table:table-cell>
          <table:table-cell table:number-columns-repeated="15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office:value-type="float" office:value="3730588" calcext:value-type="float">
            <text:p>3730588</text:p>
          </table:table-cell>
          <table:table-cell office:value-type="float" office:value="2" calcext:value-type="float">
            <text:p>2</text:p>
          </table:table-cell>
          <table:table-cell table:formula="of:=+[.B24]-[.$D$22]" office:value-type="float" office:value="1588" calcext:value-type="float">
            <text:p>15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29616" calcext:value-type="float">
            <text:p>3729616</text:p>
          </table:table-cell>
          <table:table-cell office:value-type="float" office:value="3" calcext:value-type="float">
            <text:p>3</text:p>
          </table:table-cell>
          <table:table-cell table:formula="of:=+[.B25]-[.$D$22]" office:value-type="float" office:value="616" calcext:value-type="float">
            <text:p>6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30694" calcext:value-type="float">
            <text:p>3730694</text:p>
          </table:table-cell>
          <table:table-cell office:value-type="float" office:value="4" calcext:value-type="float">
            <text:p>4</text:p>
          </table:table-cell>
          <table:table-cell table:formula="of:=+[.B26]-[.$D$22]" office:value-type="float" office:value="1694" calcext:value-type="float">
            <text:p>16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30492" calcext:value-type="float">
            <text:p>3730492</text:p>
          </table:table-cell>
          <table:table-cell office:value-type="float" office:value="5" calcext:value-type="float">
            <text:p>5</text:p>
          </table:table-cell>
          <table:table-cell table:formula="of:=+[.B27]-[.$D$22]" office:value-type="float" office:value="1492" calcext:value-type="float">
            <text:p>14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30676" calcext:value-type="float">
            <text:p>3730676</text:p>
          </table:table-cell>
          <table:table-cell office:value-type="float" office:value="6" calcext:value-type="float">
            <text:p>6</text:p>
          </table:table-cell>
          <table:table-cell table:formula="of:=+[.B28]-[.$D$22]" office:value-type="float" office:value="1676" calcext:value-type="float">
            <text:p>16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30593" calcext:value-type="float">
            <text:p>3730593</text:p>
          </table:table-cell>
          <table:table-cell office:value-type="float" office:value="7" calcext:value-type="float">
            <text:p>7</text:p>
          </table:table-cell>
          <table:table-cell table:formula="of:=+[.B29]-[.$D$22]" office:value-type="float" office:value="1593" calcext:value-type="float">
            <text:p>15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30917" calcext:value-type="float">
            <text:p>3730917</text:p>
          </table:table-cell>
          <table:table-cell office:value-type="float" office:value="8" calcext:value-type="float">
            <text:p>8</text:p>
          </table:table-cell>
          <table:table-cell table:formula="of:=+[.B30]-[.$D$22]" office:value-type="float" office:value="1917" calcext:value-type="float">
            <text:p>19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31310" calcext:value-type="float">
            <text:p>3731310</text:p>
          </table:table-cell>
          <table:table-cell office:value-type="float" office:value="9" calcext:value-type="float">
            <text:p>9</text:p>
          </table:table-cell>
          <table:table-cell table:formula="of:=+[.B31]-[.$D$22]" office:value-type="float" office:value="2310" calcext:value-type="float">
            <text:p>2310</text:p>
          </table:table-cell>
          <table:table-cell table:number-columns-repeated="17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3"/>
          <table:table-cell office:value-type="float" office:value="3698000" calcext:value-type="float">
            <text:p>3698000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Both</text:p>
          </table:table-cell>
          <table:table-cell office:value-type="float" office:value="3748380" calcext:value-type="float">
            <text:p>3748380</text:p>
          </table:table-cell>
          <table:table-cell office:value-type="float" office:value="1" calcext:value-type="float">
            <text:p>1</text:p>
          </table:table-cell>
          <table:table-cell table:formula="of:=+[.B37]-[.$D$36]" office:value-type="float" office:value="50380" calcext:value-type="float">
            <text:p>5038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98973" calcext:value-type="float">
            <text:p>3698973</text:p>
          </table:table-cell>
          <table:table-cell office:value-type="float" office:value="2" calcext:value-type="float">
            <text:p>2</text:p>
          </table:table-cell>
          <table:table-cell table:formula="of:=+[.B38]-[.$D$36]" office:value-type="float" office:value="973" calcext:value-type="float">
            <text:p>9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01603" calcext:value-type="float">
            <text:p>3701603</text:p>
          </table:table-cell>
          <table:table-cell office:value-type="float" office:value="3" calcext:value-type="float">
            <text:p>3</text:p>
          </table:table-cell>
          <table:table-cell table:formula="of:=+[.B39]-[.$D$36]" office:value-type="float" office:value="3603" calcext:value-type="float">
            <text:p>36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53941" calcext:value-type="float">
            <text:p>3753941</text:p>
          </table:table-cell>
          <table:table-cell office:value-type="float" office:value="4" calcext:value-type="float">
            <text:p>4</text:p>
          </table:table-cell>
          <table:table-cell table:formula="of:=+[.B40]-[.$D$36]" office:value-type="float" office:value="55941" calcext:value-type="float">
            <text:p>559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05253" calcext:value-type="float">
            <text:p>3705253</text:p>
          </table:table-cell>
          <table:table-cell office:value-type="float" office:value="5" calcext:value-type="float">
            <text:p>5</text:p>
          </table:table-cell>
          <table:table-cell table:formula="of:=+[.B41]-[.$D$36]" office:value-type="float" office:value="7253" calcext:value-type="float">
            <text:p>72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61670" calcext:value-type="float">
            <text:p>3761670</text:p>
          </table:table-cell>
          <table:table-cell office:value-type="float" office:value="6" calcext:value-type="float">
            <text:p>6</text:p>
          </table:table-cell>
          <table:table-cell table:formula="of:=+[.B42]-[.$D$36]" office:value-type="float" office:value="63670" calcext:value-type="float">
            <text:p>636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02259" calcext:value-type="float">
            <text:p>3702259</text:p>
          </table:table-cell>
          <table:table-cell office:value-type="float" office:value="7" calcext:value-type="float">
            <text:p>7</text:p>
          </table:table-cell>
          <table:table-cell table:formula="of:=+[.B43]-[.$D$36]" office:value-type="float" office:value="4259" calcext:value-type="float">
            <text:p>42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56252" calcext:value-type="float">
            <text:p>3756252</text:p>
          </table:table-cell>
          <table:table-cell office:value-type="float" office:value="8" calcext:value-type="float">
            <text:p>8</text:p>
          </table:table-cell>
          <table:table-cell table:formula="of:=+[.B44]-[.$D$36]" office:value-type="float" office:value="58252" calcext:value-type="float">
            <text:p>582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47304" calcext:value-type="float">
            <text:p>3747304</text:p>
          </table:table-cell>
          <table:table-cell office:value-type="float" office:value="9" calcext:value-type="float">
            <text:p>9</text:p>
          </table:table-cell>
          <table:table-cell table:formula="of:=+[.B45]-[.$D$36]" office:value-type="float" office:value="49304" calcext:value-type="float">
            <text:p>4930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09:55:34.682732381</meta:creation-date>
    <dc:date>2020-11-16T12:23:36.437992957</dc:date>
    <meta:editing-duration>PT1H47M21S</meta:editing-duration>
    <meta:editing-cycles>1</meta:editing-cycles>
    <meta:document-statistic meta:table-count="1" meta:cell-count="88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3cm" svg:height="5.792cm" xlink:href=".." xlink:type="simple" chart:class="chart:bar" chart:style-name="ch1">
        <chart:title svg:x="2.645cm" svg:y="0.251cm" chart:style-name="ch2">
          <text:p>Sun's CS Position</text:p>
        </chart:title>
        <chart:plot-area chart:style-name="ch3" table:cell-range-address="Sheet1.C7:Sheet1.D15" svg:x="0.18cm" svg:y="1.145cm" svg:width="8.643cm" svg:height="4.532cm">
          <chartooo:coordinate-region svg:x="1.357cm" svg:y="1.344cm" svg:width="7.466cm" svg:height="3.6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15" chart:class="chart:bar">
            <chart:data-point chart:repeated="9"/>
          </chart:series>
          <chart:series chart:style-name="ch8" chart:values-cell-range-address="Sheet1.D7:Sheet1.D15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7:Sheet1.C15</svg:desc>
                </draw:g>
              </table:table-cell>
              <table:table-cell office:value-type="float" office:value="859">
                <text:p>859</text:p>
                <draw:g>
                  <svg:desc>Sheet1.D7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384">
                <text:p>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916">
                <text:p>11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792">
                <text:p>12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969cm" svg:height="5.847cm" xlink:href=".." xlink:type="simple" chart:class="chart:bar" chart:style-name="ch1">
        <chart:title svg:x="2.469cm" svg:y="0.252cm" chart:style-name="ch2">
          <text:p>Moon's CS Position</text:p>
        </chart:title>
        <chart:plot-area chart:style-name="ch3" table:cell-range-address="Sheet1.C23:Sheet1.D31" svg:x="0.179cm" svg:y="1.147cm" svg:width="8.611cm" svg:height="4.584cm">
          <chartooo:coordinate-region svg:x="1.171cm" svg:y="1.346cm" svg:width="7.619cm" svg:height="3.7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3:Sheet1.C31" chart:class="chart:bar">
            <chart:data-point chart:repeated="9"/>
          </chart:series>
          <chart:series chart:style-name="ch8" chart:values-cell-range-address="Sheet1.D23:Sheet1.D3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3:Sheet1.C31</svg:desc>
                </draw:g>
              </table:table-cell>
              <table:table-cell office:value-type="float" office:value="1749">
                <text:p>1749</text:p>
                <draw:g>
                  <svg:desc>Sheet1.D23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10">
                <text:p>23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31cm" svg:height="5.827cm" xlink:href=".." xlink:type="simple" chart:class="chart:bar" chart:style-name="ch1">
        <chart:title svg:x="2.447cm" svg:y="0.252cm" chart:style-name="ch2">
          <text:p>Combined CS Value</text:p>
        </chart:title>
        <chart:plot-area chart:style-name="ch3" table:cell-range-address="Sheet1.C37:Sheet1.D45" svg:x="0.18cm" svg:y="1.147cm" svg:width="8.671cm" svg:height="4.564cm">
          <chartooo:coordinate-region svg:x="1.357cm" svg:y="1.346cm" svg:width="7.494cm" svg:height="3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7:Sheet1.C45" chart:class="chart:bar">
            <chart:data-point chart:repeated="9"/>
          </chart:series>
          <chart:series chart:style-name="ch8" chart:values-cell-range-address="Sheet1.D37:Sheet1.D45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7:Sheet1.C45</svg:desc>
                </draw:g>
              </table:table-cell>
              <table:table-cell office:value-type="float" office:value="50380">
                <text:p>50380</text:p>
                <draw:g>
                  <svg:desc>Sheet1.D37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5941">
                <text:p>55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3670">
                <text:p>63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252">
                <text:p>58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9304">
                <text:p>49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